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n-trainable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Backtransl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4]+[.H4]+[.N4]+[.T4]+[.Z4])/5" office:value-type="float" office:value="0.716" calcext:value-type="float">
            <text:p>0.716</text:p>
          </table:table-cell>
          <table:table-cell table:formula="of:=([.C4]+[.I4]+[.O4]+[.U4]+[.AA4])/5" office:value-type="float" office:value="0.66" calcext:value-type="float">
            <text:p>0.66</text:p>
          </table:table-cell>
          <table:table-cell table:formula="of:=([.D4]+[.J4]+[.P4]+[.V4]+[.AB4])/5" office:value-type="float" office:value="0.68" calcext:value-type="float">
            <text:p>0.68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5]+[.H5]+[.N5]+[.T5]+[.Z5])/5" office:value-type="float" office:value="0.688" calcext:value-type="float">
            <text:p>0.688</text:p>
          </table:table-cell>
          <table:table-cell table:formula="of:=([.C5]+[.I5]+[.O5]+[.U5]+[.AA5])/5" office:value-type="float" office:value="0.668" calcext:value-type="float">
            <text:p>0.668</text:p>
          </table:table-cell>
          <table:table-cell table:formula="of:=([.D5]+[.J5]+[.P5]+[.V5]+[.AB5])/5" office:value-type="float" office:value="0.676" calcext:value-type="float">
            <text:p>0.676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table:formula="of:=([.B6]+[.H6]+[.N6]+[.T6]+[.Z6])/5" office:value-type="float" office:value="0.848" calcext:value-type="float">
            <text:p>0.848</text:p>
          </table:table-cell>
          <table:table-cell table:formula="of:=([.C6]+[.I6]+[.O6]+[.U6]+[.AA6])/5" office:value-type="float" office:value="0.784" calcext:value-type="float">
            <text:p>0.784</text:p>
          </table:table-cell>
          <table:table-cell table:formula="of:=([.D6]+[.J6]+[.P6]+[.V6]+[.AB6])/5" office:value-type="float" office:value="0.81" calcext:value-type="float">
            <text:p>0.8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77" calcext:value-type="float">
            <text:p>0.77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</text:p>
          </table:table-cell>
          <table:table-cell table:formula="of:=([.B7]+[.H7]+[.N7]+[.T7]+[.Z7])/5" office:value-type="float" office:value="0.832" calcext:value-type="float">
            <text:p>0.832</text:p>
          </table:table-cell>
          <table:table-cell table:formula="of:=([.C7]+[.I7]+[.O7]+[.U7]+[.AA7])/5" office:value-type="float" office:value="0.718" calcext:value-type="float">
            <text:p>0.718</text:p>
          </table:table-cell>
          <table:table-cell table:formula="of:=([.D7]+[.J7]+[.P7]+[.V7]+[.AB7])/5" office:value-type="float" office:value="0.76" calcext:value-type="float">
            <text:p>0.7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table:formula="of:=([.B8]+[.H8]+[.N8]+[.T8]+[.Z8])/5" office:value-type="float" office:value="0.852" calcext:value-type="float">
            <text:p>0.852</text:p>
          </table:table-cell>
          <table:table-cell table:formula="of:=([.C8]+[.I8]+[.O8]+[.U8]+[.AA8])/5" office:value-type="float" office:value="0.788" calcext:value-type="float">
            <text:p>0.788</text:p>
          </table:table-cell>
          <table:table-cell table:formula="of:=([.D8]+[.J8]+[.P8]+[.V8]+[.AB8])/5" office:value-type="float" office:value="0.816" calcext:value-type="float">
            <text:p>0.81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66" calcext:value-type="float">
            <text:p>0.66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table:formula="of:=([.B9]+[.H9]+[.N9]+[.T9]+[.Z9])/5" office:value-type="float" office:value="0.828" calcext:value-type="float">
            <text:p>0.828</text:p>
          </table:table-cell>
          <table:table-cell table:formula="of:=([.C9]+[.I9]+[.O9]+[.U9]+[.AA9])/5" office:value-type="float" office:value="0.76" calcext:value-type="float">
            <text:p>0.76</text:p>
          </table:table-cell>
          <table:table-cell table:formula="of:=([.D9]+[.J9]+[.P9]+[.V9]+[.AB9])/5" office:value-type="float" office:value="0.782" calcext:value-type="float">
            <text:p>0.78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table:formula="of:=([.B10]+[.H10]+[.N10]+[.T10]+[.Z10])/5" office:value-type="float" office:value="0.79" calcext:value-type="float">
            <text:p>0.79</text:p>
          </table:table-cell>
          <table:table-cell table:formula="of:=([.C10]+[.I10]+[.O10]+[.U10]+[.AA10])/5" office:value-type="float" office:value="0.874" calcext:value-type="float">
            <text:p>0.874</text:p>
          </table:table-cell>
          <table:table-cell table:formula="of:=([.D10]+[.J10]+[.P10]+[.V10]+[.AB10])/5" office:value-type="float" office:value="0.826" calcext:value-type="float">
            <text:p>0.82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11]+[.H11]+[.N11]+[.T11]+[.Z11])/5" office:value-type="float" office:value="0.446" calcext:value-type="float">
            <text:p>0.446</text:p>
          </table:table-cell>
          <table:table-cell table:formula="of:=([.C11]+[.I11]+[.O11]+[.U11]+[.AA11])/5" office:value-type="float" office:value="0.478" calcext:value-type="float">
            <text:p>0.478</text:p>
          </table:table-cell>
          <table:table-cell table:formula="of:=([.D11]+[.J11]+[.P11]+[.V11]+[.AB11])/5" office:value-type="float" office:value="0.46" calcext:value-type="float">
            <text:p>0.4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58" calcext:value-type="float">
            <text:p>0.58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36" calcext:value-type="float">
            <text:p>0.36</text:p>
          </table:table-cell>
          <table:table-cell office:value-type="float" office:value="0.69" calcext:value-type="float">
            <text:p>0.69</text:p>
          </table:table-cell>
          <table:table-cell office:value-type="float" office:value="0.47" calcext:value-type="float">
            <text:p>0.47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12]+[.H12]+[.N12]+[.T12]+[.Z12])/5" office:value-type="float" office:value="0.502" calcext:value-type="float">
            <text:p>0.502</text:p>
          </table:table-cell>
          <table:table-cell table:formula="of:=([.C12]+[.I12]+[.O12]+[.U12]+[.AA12])/5" office:value-type="float" office:value="0.598" calcext:value-type="float">
            <text:p>0.598</text:p>
          </table:table-cell>
          <table:table-cell table:formula="of:=([.D12]+[.J12]+[.P12]+[.V12]+[.AB12])/5" office:value-type="float" office:value="0.538" calcext:value-type="float">
            <text:p>0.53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59" calcext:value-type="float">
            <text:p>0.59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64" calcext:value-type="float">
            <text:p>0.64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table:formula="of:=([.B13]+[.H13]+[.N13]+[.T13]+[.Z13])/5" office:value-type="float" office:value="0.694" calcext:value-type="float">
            <text:p>0.694</text:p>
          </table:table-cell>
          <table:table-cell table:formula="of:=([.C13]+[.I13]+[.O13]+[.U13]+[.AA13])/5" office:value-type="float" office:value="0.744" calcext:value-type="float">
            <text:p>0.744</text:p>
          </table:table-cell>
          <table:table-cell table:formula="of:=([.D13]+[.J13]+[.P13]+[.V13]+[.AB13])/5" office:value-type="float" office:value="0.706" calcext:value-type="float">
            <text:p>0.70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</text:p>
          </table:table-cell>
          <table:table-cell table:formula="of:=([.B14]+[.H14]+[.N14]+[.T14]+[.Z14])/5" office:value-type="float" office:value="0.778" calcext:value-type="float">
            <text:p>0.778</text:p>
          </table:table-cell>
          <table:table-cell table:formula="of:=([.C14]+[.I14]+[.O14]+[.U14]+[.AA14])/5" office:value-type="float" office:value="0.72" calcext:value-type="float">
            <text:p>0.72</text:p>
          </table:table-cell>
          <table:table-cell table:formula="of:=([.D14]+[.J14]+[.P14]+[.V14]+[.AB14])/5" office:value-type="float" office:value="0.74" calcext:value-type="float">
            <text:p>0.74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92" calcext:value-type="float">
            <text:p>0.92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11</text:p>
          </table:table-cell>
          <table:table-cell table:formula="of:=([.B15]+[.H15]+[.N15]+[.T15]+[.Z15])/5" office:value-type="float" office:value="0.89" calcext:value-type="float">
            <text:p>0.89</text:p>
          </table:table-cell>
          <table:table-cell table:formula="of:=([.C15]+[.I15]+[.O15]+[.U15]+[.AA15])/5" office:value-type="float" office:value="0.846" calcext:value-type="float">
            <text:p>0.846</text:p>
          </table:table-cell>
          <table:table-cell table:formula="of:=([.D15]+[.J15]+[.P15]+[.V15]+[.AB15])/5" office:value-type="float" office:value="0.866" calcext:value-type="float">
            <text:p>0.866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16]+[.H16]+[.N16]+[.T16]+[.Z16])/5" office:value-type="float" office:value="0.576" calcext:value-type="float">
            <text:p>0.576</text:p>
          </table:table-cell>
          <table:table-cell table:formula="of:=([.C16]+[.I16]+[.O16]+[.U16]+[.AA16])/5" office:value-type="float" office:value="0.566" calcext:value-type="float">
            <text:p>0.566</text:p>
          </table:table-cell>
          <table:table-cell table:formula="of:=([.D16]+[.J16]+[.P16]+[.V16]+[.AB16])/5" office:value-type="float" office:value="0.568" calcext:value-type="float">
            <text:p>0.56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26" calcext:value-type="float">
            <text:p>0.26</text:p>
          </table:table-cell>
          <table:table-cell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8" calcext:value-type="float">
            <text:p>0.68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47" calcext:value-type="float">
            <text:p>0.47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17]+[.H17]+[.N17]+[.T17]+[.Z17])/5" office:value-type="float" office:value="0.498" calcext:value-type="float">
            <text:p>0.498</text:p>
          </table:table-cell>
          <table:table-cell table:formula="of:=([.C17]+[.I17]+[.O17]+[.U17]+[.AA17])/5" office:value-type="float" office:value="0.552" calcext:value-type="float">
            <text:p>0.552</text:p>
          </table:table-cell>
          <table:table-cell table:formula="of:=([.D17]+[.J17]+[.P17]+[.V17]+[.AB17])/5" office:value-type="float" office:value="0.504" calcext:value-type="float">
            <text:p>0.50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0.91" calcext:value-type="float">
            <text:p>0.91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66" calcext:value-type="float">
            <text:p>0.6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office:value-type="float" office:value="0.71" calcext:value-type="float">
            <text:p>0.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3" calcext:value-type="float">
            <text:p>0.93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table:formula="of:=([.B18]+[.H18]+[.N18]+[.T18]+[.Z18])/5" office:value-type="float" office:value="0.92" calcext:value-type="float">
            <text:p>0.92</text:p>
          </table:table-cell>
          <table:table-cell table:formula="of:=([.C18]+[.I18]+[.O18]+[.U18]+[.AA18])/5" office:value-type="float" office:value="0.594" calcext:value-type="float">
            <text:p>0.594</text:p>
          </table:table-cell>
          <table:table-cell table:formula="of:=([.D18]+[.J18]+[.P18]+[.V18]+[.AB18])/5" office:value-type="float" office:value="0.718" calcext:value-type="float">
            <text:p>0.7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19]+[.H19]+[.N19]+[.T19]+[.Z19])/5" office:value-type="float" office:value="0.442" calcext:value-type="float">
            <text:p>0.442</text:p>
          </table:table-cell>
          <table:table-cell table:formula="of:=([.C19]+[.I19]+[.O19]+[.U19]+[.AA19])/5" office:value-type="float" office:value="0.44" calcext:value-type="float">
            <text:p>0.44</text:p>
          </table:table-cell>
          <table:table-cell table:formula="of:=([.D19]+[.J19]+[.P19]+[.V19]+[.AB19])/5" office:value-type="float" office:value="0.43" calcext:value-type="float">
            <text:p>0.4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20]+[.H20]+[.N20]+[.T20]+[.Z20])/5" office:value-type="float" office:value="0.452" calcext:value-type="float">
            <text:p>0.452</text:p>
          </table:table-cell>
          <table:table-cell table:formula="of:=([.C20]+[.I20]+[.O20]+[.U20]+[.AA20])/5" office:value-type="float" office:value="0.434" calcext:value-type="float">
            <text:p>0.434</text:p>
          </table:table-cell>
          <table:table-cell table:formula="of:=([.D20]+[.J20]+[.P20]+[.V20]+[.AB20])/5" office:value-type="float" office:value="0.436" calcext:value-type="float">
            <text:p>0.4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5" calcext:value-type="float">
            <text:p>0.65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21]+[.H21]+[.N21]+[.T21]+[.Z21])/5" office:value-type="float" office:value="0.66" calcext:value-type="float">
            <text:p>0.66</text:p>
          </table:table-cell>
          <table:table-cell table:formula="of:=([.C21]+[.I21]+[.O21]+[.U21]+[.AA21])/5" office:value-type="float" office:value="0.624" calcext:value-type="float">
            <text:p>0.624</text:p>
          </table:table-cell>
          <table:table-cell table:formula="of:=([.D21]+[.J21]+[.P21]+[.V21]+[.AB21])/5" office:value-type="float" office:value="0.642" calcext:value-type="float">
            <text:p>0.64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22]+[.H22]+[.N22]+[.T22]+[.Z22])/5" office:value-type="float" office:value="0.666" calcext:value-type="float">
            <text:p>0.666</text:p>
          </table:table-cell>
          <table:table-cell table:formula="of:=([.C22]+[.I22]+[.O22]+[.U22]+[.AA22])/5" office:value-type="float" office:value="0.606" calcext:value-type="float">
            <text:p>0.606</text:p>
          </table:table-cell>
          <table:table-cell table:formula="of:=([.D22]+[.J22]+[.P22]+[.V22]+[.AB22])/5" office:value-type="float" office:value="0.632" calcext:value-type="float">
            <text:p>0.6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table:formula="of:=([.B23]+[.H23]+[.N23]+[.T23]+[.Z23])/5" office:value-type="float" office:value="0.6" calcext:value-type="float">
            <text:p>0.6</text:p>
          </table:table-cell>
          <table:table-cell table:formula="of:=([.C23]+[.I23]+[.O23]+[.U23]+[.AA23])/5" office:value-type="float" office:value="0.528" calcext:value-type="float">
            <text:p>0.528</text:p>
          </table:table-cell>
          <table:table-cell table:formula="of:=([.D23]+[.J23]+[.P23]+[.V23]+[.AB23])/5" office:value-type="float" office:value="0.56" calcext:value-type="float">
            <text:p>0.5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20</text:p>
          </table:table-cell>
          <table:table-cell table:formula="of:=([.B24]+[.H24]+[.N24]+[.T24]+[.Z24])/5" office:value-type="float" office:value="0.85" calcext:value-type="float">
            <text:p>0.85</text:p>
          </table:table-cell>
          <table:table-cell table:formula="of:=([.C24]+[.I24]+[.O24]+[.U24]+[.AA24])/5" office:value-type="float" office:value="0.79" calcext:value-type="float">
            <text:p>0.79</text:p>
          </table:table-cell>
          <table:table-cell table:formula="of:=([.D24]+[.J24]+[.P24]+[.V24]+[.AB24])/5" office:value-type="float" office:value="0.812" calcext:value-type="float">
            <text:p>0.81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63" calcext:value-type="float">
            <text:p>0.63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7" calcext:value-type="float">
            <text:p>0.87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25]+[.H25]+[.N25]+[.T25]+[.Z25])/5" office:value-type="float" office:value="0.706" calcext:value-type="float">
            <text:p>0.706</text:p>
          </table:table-cell>
          <table:table-cell table:formula="of:=([.C25]+[.I25]+[.O25]+[.U25]+[.AA25])/5" office:value-type="float" office:value="0.75" calcext:value-type="float">
            <text:p>0.75</text:p>
          </table:table-cell>
          <table:table-cell table:formula="of:=([.D25]+[.J25]+[.P25]+[.V25]+[.AB25])/5" office:value-type="float" office:value="0.72" calcext:value-type="float">
            <text:p>0.72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26]+[.H26]+[.N26]+[.T26]+[.Z26])/5" office:value-type="float" office:value="0.674" calcext:value-type="float">
            <text:p>0.674</text:p>
          </table:table-cell>
          <table:table-cell table:formula="of:=([.C26]+[.I26]+[.O26]+[.U26]+[.AA26])/5" office:value-type="float" office:value="0.732" calcext:value-type="float">
            <text:p>0.732</text:p>
          </table:table-cell>
          <table:table-cell table:formula="of:=([.D26]+[.J26]+[.P26]+[.V26]+[.AB26])/5" office:value-type="float" office:value="0.696" calcext:value-type="float">
            <text:p>0.696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28]+[.J28]+[.P28]+[.V28]+[.AB28])/5" office:value-type="float" office:value="0.72" calcext:value-type="float">
            <text:p>0.72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table:formula="of:=([.B29]+[.H29]+[.N29]+[.T29]+[.Z29])/5" office:value-type="float" office:value="0.692" calcext:value-type="float">
            <text:p>0.692</text:p>
          </table:table-cell>
          <table:table-cell table:formula="of:=([.C29]+[.I29]+[.O29]+[.U29]+[.AA29])/5" office:value-type="float" office:value="0.666" calcext:value-type="float">
            <text:p>0.666</text:p>
          </table:table-cell>
          <table:table-cell table:formula="of:=([.D29]+[.J29]+[.P29]+[.V29]+[.AB29])/5" office:value-type="float" office:value="0.67" calcext:value-type="float">
            <text:p>0.67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74" calcext:value-type="float">
            <text:p>0.74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table:formula="of:=([.B30]+[.H30]+[.N30]+[.T30]+[.Z30])/5" office:value-type="float" office:value="0.738" calcext:value-type="float">
            <text:p>0.738</text:p>
          </table:table-cell>
          <table:table-cell table:formula="of:=([.C30]+[.I30]+[.O30]+[.U30]+[.AA30])/5" office:value-type="float" office:value="0.72" calcext:value-type="float">
            <text:p>0.72</text:p>
          </table:table-cell>
          <table:table-cell table:formula="of:=([.D30]+[.J30]+[.P30]+[.V30]+[.AB30])/5" office:value-type="float" office:value="0.72" calcext:value-type="float">
            <text:p>0.72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37]+[.H37]+[.N37]+[.T37]+[.Z37])/5" office:value-type="float" office:value="0.698" calcext:value-type="float">
            <text:p>0.698</text:p>
          </table:table-cell>
          <table:table-cell table:formula="of:=([.C37]+[.I37]+[.O37]+[.U37]+[.AA37])/5" office:value-type="float" office:value="0.726" calcext:value-type="float">
            <text:p>0.726</text:p>
          </table:table-cell>
          <table:table-cell table:formula="of:=([.D37]+[.J37]+[.P37]+[.V37]+[.AB37])/5" office:value-type="float" office:value="0.712" calcext:value-type="float">
            <text:p>0.712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38]+[.H38]+[.N38]+[.T38]+[.Z38])/5" office:value-type="float" office:value="0.666" calcext:value-type="float">
            <text:p>0.666</text:p>
          </table:table-cell>
          <table:table-cell table:formula="of:=([.C38]+[.I38]+[.O38]+[.U38]+[.AA38])/5" office:value-type="float" office:value="0.74" calcext:value-type="float">
            <text:p>0.74</text:p>
          </table:table-cell>
          <table:table-cell table:formula="of:=([.D38]+[.J38]+[.P38]+[.V38]+[.AB38])/5" office:value-type="float" office:value="0.698" calcext:value-type="float">
            <text:p>0.69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table:formula="of:=([.B39]+[.H39]+[.N39]+[.T39]+[.Z39])/5" office:value-type="float" office:value="0.524" calcext:value-type="float">
            <text:p>0.524</text:p>
          </table:table-cell>
          <table:table-cell table:formula="of:=([.C39]+[.I39]+[.O39]+[.U39]+[.AA39])/5" office:value-type="float" office:value="0.384" calcext:value-type="float">
            <text:p>0.384</text:p>
          </table:table-cell>
          <table:table-cell table:formula="of:=([.D39]+[.J39]+[.P39]+[.V39]+[.AB39])/5" office:value-type="float" office:value="0.432" calcext:value-type="float">
            <text:p>0.43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table:formula="of:=([.B40]+[.H40]+[.N40]+[.T40]+[.Z40])/5" office:value-type="float" office:value="0.348" calcext:value-type="float">
            <text:p>0.348</text:p>
          </table:table-cell>
          <table:table-cell table:formula="of:=([.C40]+[.I40]+[.O40]+[.U40]+[.AA40])/5" office:value-type="float" office:value="0.22" calcext:value-type="float">
            <text:p>0.22</text:p>
          </table:table-cell>
          <table:table-cell table:formula="of:=([.D40]+[.J40]+[.P40]+[.V40]+[.AB40])/5" office:value-type="float" office:value="0.252" calcext:value-type="float">
            <text:p>0.25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51" calcext:value-type="float">
            <text:p>0.51</text:p>
          </table:table-cell>
          <table:table-cell office:value-type="float" office:value="0.57" calcext:value-type="float">
            <text:p>0.5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0.63" calcext:value-type="float">
            <text:p>0.6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formula="of:=([.B41]+[.H41]+[.N41]+[.T41]+[.Z41])/5" office:value-type="float" office:value="0.62" calcext:value-type="float">
            <text:p>0.62</text:p>
          </table:table-cell>
          <table:table-cell table:formula="of:=([.C41]+[.I41]+[.O41]+[.U41]+[.AA41])/5" office:value-type="float" office:value="0.55" calcext:value-type="float">
            <text:p>0.55</text:p>
          </table:table-cell>
          <table:table-cell table:formula="of:=([.D41]+[.J41]+[.P41]+[.V41]+[.AB41])/5" office:value-type="float" office:value="0.58" calcext:value-type="float">
            <text:p>0.5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table:formula="of:=([.B42]+[.H42]+[.N42]+[.T42]+[.Z42])/5" office:value-type="float" office:value="0.64" calcext:value-type="float">
            <text:p>0.64</text:p>
          </table:table-cell>
          <table:table-cell table:formula="of:=([.C42]+[.I42]+[.O42]+[.U42]+[.AA42])/5" office:value-type="float" office:value="0.624" calcext:value-type="float">
            <text:p>0.624</text:p>
          </table:table-cell>
          <table:table-cell table:formula="of:=([.D42]+[.J42]+[.P42]+[.V42]+[.AB42])/5" office:value-type="float" office:value="0.624" calcext:value-type="float">
            <text:p>0.624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table:formula="of:=([.B43]+[.H43]+[.N43]+[.T43]+[.Z43])/5" office:value-type="float" office:value="0.77" calcext:value-type="float">
            <text:p>0.77</text:p>
          </table:table-cell>
          <table:table-cell table:formula="of:=([.C43]+[.I43]+[.O43]+[.U43]+[.AA43])/5" office:value-type="float" office:value="0.654" calcext:value-type="float">
            <text:p>0.654</text:p>
          </table:table-cell>
          <table:table-cell table:formula="of:=([.D43]+[.J43]+[.P43]+[.V43]+[.AB43])/5" office:value-type="float" office:value="0.702" calcext:value-type="float">
            <text:p>0.70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44]+[.H44]+[.N44]+[.T44]+[.Z44])/5" office:value-type="float" office:value="0.566" calcext:value-type="float">
            <text:p>0.566</text:p>
          </table:table-cell>
          <table:table-cell table:formula="of:=([.C44]+[.I44]+[.O44]+[.U44]+[.AA44])/5" office:value-type="float" office:value="0.424" calcext:value-type="float">
            <text:p>0.424</text:p>
          </table:table-cell>
          <table:table-cell table:formula="of:=([.D44]+[.J44]+[.P44]+[.V44]+[.AB44])/5" office:value-type="float" office:value="0.476" calcext:value-type="float">
            <text:p>0.47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45]+[.H45]+[.N45]+[.T45]+[.Z45])/5" office:value-type="float" office:value="0.664" calcext:value-type="float">
            <text:p>0.664</text:p>
          </table:table-cell>
          <table:table-cell table:formula="of:=([.C45]+[.I45]+[.O45]+[.U45]+[.AA45])/5" office:value-type="float" office:value="0.564" calcext:value-type="float">
            <text:p>0.564</text:p>
          </table:table-cell>
          <table:table-cell table:formula="of:=([.D45]+[.J45]+[.P45]+[.V45]+[.AB45])/5" office:value-type="float" office:value="0.602" calcext:value-type="float">
            <text:p>0.60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27" calcext:value-type="float">
            <text:p>0.27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52" calcext:value-type="float">
            <text:p>0.52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table:formula="of:=([.B46]+[.H46]+[.N46]+[.T46]+[.Z46])/5" office:value-type="float" office:value="0.382" calcext:value-type="float">
            <text:p>0.382</text:p>
          </table:table-cell>
          <table:table-cell table:formula="of:=([.C46]+[.I46]+[.O46]+[.U46]+[.AA46])/5" office:value-type="float" office:value="0.212" calcext:value-type="float">
            <text:p>0.212</text:p>
          </table:table-cell>
          <table:table-cell table:formula="of:=([.D46]+[.J46]+[.P46]+[.V46]+[.AB46])/5" office:value-type="float" office:value="0.26" calcext:value-type="float">
            <text:p>0.2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table:formula="of:=([.B47]+[.H47]+[.N47]+[.T47]+[.Z47])/5" office:value-type="float" office:value="0.362" calcext:value-type="float">
            <text:p>0.362</text:p>
          </table:table-cell>
          <table:table-cell table:formula="of:=([.C47]+[.I47]+[.O47]+[.U47]+[.AA47])/5" office:value-type="float" office:value="0.35" calcext:value-type="float">
            <text:p>0.35</text:p>
          </table:table-cell>
          <table:table-cell table:formula="of:=([.D47]+[.J47]+[.P47]+[.V47]+[.AB47])/5" office:value-type="float" office:value="0.352" calcext:value-type="float">
            <text:p>0.35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81" calcext:value-type="float">
            <text:p>0.81</text:p>
          </table:table-cell>
          <table:table-cell office:value-type="float" office:value="0.59" calcext:value-type="float">
            <text:p>0.59</text:p>
          </table:table-cell>
          <table:table-cell office:value-type="float" office:value="0.68" calcext:value-type="float">
            <text:p>0.6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4" calcext:value-type="float">
            <text:p>0.74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8" calcext:value-type="float">
            <text:p>0.78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0.69" calcext:value-type="float">
            <text:p>0.6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table:formula="of:=([.B48]+[.H48]+[.N48]+[.T48]+[.Z48])/5" office:value-type="float" office:value="0.742" calcext:value-type="float">
            <text:p>0.742</text:p>
          </table:table-cell>
          <table:table-cell table:formula="of:=([.C48]+[.I48]+[.O48]+[.U48]+[.AA48])/5" office:value-type="float" office:value="0.62" calcext:value-type="float">
            <text:p>0.62</text:p>
          </table:table-cell>
          <table:table-cell table:formula="of:=([.D48]+[.J48]+[.P48]+[.V48]+[.AB48])/5" office:value-type="float" office:value="0.67" calcext:value-type="float">
            <text:p>0.67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49]+[.H49]+[.N49]+[.T49]+[.Z49])/5" office:value-type="float" office:value="0.598" calcext:value-type="float">
            <text:p>0.598</text:p>
          </table:table-cell>
          <table:table-cell table:formula="of:=([.C49]+[.I49]+[.O49]+[.U49]+[.AA49])/5" office:value-type="float" office:value="0.592" calcext:value-type="float">
            <text:p>0.592</text:p>
          </table:table-cell>
          <table:table-cell table:formula="of:=([.D49]+[.J49]+[.P49]+[.V49]+[.AB49])/5" office:value-type="float" office:value="0.594" calcext:value-type="float">
            <text:p>0.59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6" calcext:value-type="float">
            <text:p>0.66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50]+[.H50]+[.N50]+[.T50]+[.Z50])/5" office:value-type="float" office:value="0.53" calcext:value-type="float">
            <text:p>0.53</text:p>
          </table:table-cell>
          <table:table-cell table:formula="of:=([.C50]+[.I50]+[.O50]+[.U50]+[.AA50])/5" office:value-type="float" office:value="0.59" calcext:value-type="float">
            <text:p>0.59</text:p>
          </table:table-cell>
          <table:table-cell table:formula="of:=([.D50]+[.J50]+[.P50]+[.V50]+[.AB50])/5" office:value-type="float" office:value="0.55" calcext:value-type="float">
            <text:p>0.5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table:formula="of:=([.B51]+[.H51]+[.N51]+[.T51]+[.Z51])/5" office:value-type="float" office:value="0.922" calcext:value-type="float">
            <text:p>0.922</text:p>
          </table:table-cell>
          <table:table-cell table:formula="of:=([.C51]+[.I51]+[.O51]+[.U51]+[.AA51])/5" office:value-type="float" office:value="0.384" calcext:value-type="float">
            <text:p>0.384</text:p>
          </table:table-cell>
          <table:table-cell table:formula="of:=([.D51]+[.J51]+[.P51]+[.V51]+[.AB51])/5" office:value-type="float" office:value="0.52" calcext:value-type="float">
            <text:p>0.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52]+[.H52]+[.N52]+[.T52]+[.Z52])/5" office:value-type="float" office:value="0.436" calcext:value-type="float">
            <text:p>0.436</text:p>
          </table:table-cell>
          <table:table-cell table:formula="of:=([.C52]+[.I52]+[.O52]+[.U52]+[.AA52])/5" office:value-type="float" office:value="0.506" calcext:value-type="float">
            <text:p>0.506</text:p>
          </table:table-cell>
          <table:table-cell table:formula="of:=([.D52]+[.J52]+[.P52]+[.V52]+[.AB52])/5" office:value-type="float" office:value="0.464" calcext:value-type="float">
            <text:p>0.464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41" calcext:value-type="float">
            <text:p>0.41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6" calcext:value-type="float">
            <text:p>0.56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53]+[.H53]+[.N53]+[.T53]+[.Z53])/5" office:value-type="float" office:value="0.518" calcext:value-type="float">
            <text:p>0.518</text:p>
          </table:table-cell>
          <table:table-cell table:formula="of:=([.C53]+[.I53]+[.O53]+[.U53]+[.AA53])/5" office:value-type="float" office:value="0.444" calcext:value-type="float">
            <text:p>0.444</text:p>
          </table:table-cell>
          <table:table-cell table:formula="of:=([.D53]+[.J53]+[.P53]+[.V53]+[.AB53])/5" office:value-type="float" office:value="0.47" calcext:value-type="float">
            <text:p>0.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54]+[.H54]+[.N54]+[.T54]+[.Z54])/5" office:value-type="float" office:value="0.666" calcext:value-type="float">
            <text:p>0.666</text:p>
          </table:table-cell>
          <table:table-cell table:formula="of:=([.C54]+[.I54]+[.O54]+[.U54]+[.AA54])/5" office:value-type="float" office:value="0.666" calcext:value-type="float">
            <text:p>0.666</text:p>
          </table:table-cell>
          <table:table-cell table:formula="of:=([.D54]+[.J54]+[.P54]+[.V54]+[.AB54])/5" office:value-type="float" office:value="0.666" calcext:value-type="float">
            <text:p>0.66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58" calcext:value-type="float">
            <text:p>0.58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55]+[.H55]+[.N55]+[.T55]+[.Z55])/5" office:value-type="float" office:value="0.66" calcext:value-type="float">
            <text:p>0.66</text:p>
          </table:table-cell>
          <table:table-cell table:formula="of:=([.C55]+[.I55]+[.O55]+[.U55]+[.AA55])/5" office:value-type="float" office:value="0.678" calcext:value-type="float">
            <text:p>0.678</text:p>
          </table:table-cell>
          <table:table-cell table:formula="of:=([.D55]+[.J55]+[.P55]+[.V55]+[.AB55])/5" office:value-type="float" office:value="0.666" calcext:value-type="float">
            <text:p>0.66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3" calcext:value-type="float">
            <text:p>0.73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table:formula="of:=([.B56]+[.H56]+[.N56]+[.T56]+[.Z56])/5" office:value-type="float" office:value="0.644" calcext:value-type="float">
            <text:p>0.644</text:p>
          </table:table-cell>
          <table:table-cell table:formula="of:=([.C56]+[.I56]+[.O56]+[.U56]+[.AA56])/5" office:value-type="float" office:value="0.542" calcext:value-type="float">
            <text:p>0.542</text:p>
          </table:table-cell>
          <table:table-cell table:formula="of:=([.D56]+[.J56]+[.P56]+[.V56]+[.AB56])/5" office:value-type="float" office:value="0.582" calcext:value-type="float">
            <text:p>0.58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table:formula="of:=([.B57]+[.H57]+[.N57]+[.T57]+[.Z57])/5" office:value-type="float" office:value="0.508" calcext:value-type="float">
            <text:p>0.508</text:p>
          </table:table-cell>
          <table:table-cell table:formula="of:=([.C57]+[.I57]+[.O57]+[.U57]+[.AA57])/5" office:value-type="float" office:value="0.324" calcext:value-type="float">
            <text:p>0.324</text:p>
          </table:table-cell>
          <table:table-cell table:formula="of:=([.D57]+[.J57]+[.P57]+[.V57]+[.AB57])/5" office:value-type="float" office:value="0.39" calcext:value-type="float">
            <text:p>0.3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58]+[.H58]+[.N58]+[.T58]+[.Z58])/5" office:value-type="float" office:value="0.812" calcext:value-type="float">
            <text:p>0.812</text:p>
          </table:table-cell>
          <table:table-cell table:formula="of:=([.C58]+[.I58]+[.O58]+[.U58]+[.AA58])/5" office:value-type="float" office:value="0.738" calcext:value-type="float">
            <text:p>0.738</text:p>
          </table:table-cell>
          <table:table-cell table:formula="of:=([.D58]+[.J58]+[.P58]+[.V58]+[.AB58])/5" office:value-type="float" office:value="0.774" calcext:value-type="float">
            <text:p>0.774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59]+[.H59]+[.N59]+[.T59]+[.Z59])/5" office:value-type="float" office:value="0.73" calcext:value-type="float">
            <text:p>0.73</text:p>
          </table:table-cell>
          <table:table-cell table:formula="of:=([.C59]+[.I59]+[.O59]+[.U59]+[.AA59])/5" office:value-type="float" office:value="0.706" calcext:value-type="float">
            <text:p>0.706</text:p>
          </table:table-cell>
          <table:table-cell table:formula="of:=([.D59]+[.J59]+[.P59]+[.V59]+[.AB59])/5" office:value-type="float" office:value="0.716" calcext:value-type="float">
            <text:p>0.716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61]+[.J61]+[.P61]+[.V61]+[.AB61])/5" office:value-type="float" office:value="0.654" calcext:value-type="float">
            <text:p>0.654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macro</text:p>
          </table:table-cell>
          <table:table-cell table:formula="of:=([.B62]+[.H62]+[.N62]+[.T62]+[.Z62])/5" office:value-type="float" office:value="0.61" calcext:value-type="float">
            <text:p>0.61</text:p>
          </table:table-cell>
          <table:table-cell table:formula="of:=([.C62]+[.I62]+[.O62]+[.U62]+[.AA62])/5" office:value-type="float" office:value="0.534" calcext:value-type="float">
            <text:p>0.534</text:p>
          </table:table-cell>
          <table:table-cell table:formula="of:=([.D62]+[.J62]+[.P62]+[.V62]+[.AB62])/5" office:value-type="float" office:value="0.558" calcext:value-type="float">
            <text:p>0.558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weighted</text:p>
          </table:table-cell>
          <table:table-cell table:formula="of:=([.B63]+[.H63]+[.N63]+[.T63]+[.Z63])/5" office:value-type="float" office:value="0.66" calcext:value-type="float">
            <text:p>0.66</text:p>
          </table:table-cell>
          <table:table-cell table:formula="of:=([.C63]+[.I63]+[.O63]+[.U63]+[.AA63])/5" office:value-type="float" office:value="0.654" calcext:value-type="float">
            <text:p>0.654</text:p>
          </table:table-cell>
          <table:table-cell table:formula="of:=([.D63]+[.J63]+[.P63]+[.V63]+[.AB63])/5" office:value-type="float" office:value="0.654" calcext:value-type="float">
            <text:p>0.654</text:p>
          </table:table-cell>
          <table:table-cell office:value-type="float" office:value="23583" calcext:value-type="float">
            <text:p>23583</text:p>
          </table:table-cell>
        </table:table-row>
      </table:table>
      <table:table table:name="Trainable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Backtransl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4]+[.H4]+[.N4]+[.T4]+[.Z4])/5" office:value-type="float" office:value="0.718" calcext:value-type="float">
            <text:p>0.718</text:p>
          </table:table-cell>
          <table:table-cell table:formula="of:=([.C4]+[.I4]+[.O4]+[.U4]+[.AA4])/5" office:value-type="float" office:value="0.74" calcext:value-type="float">
            <text:p>0.74</text:p>
          </table:table-cell>
          <table:table-cell table:formula="of:=([.D4]+[.J4]+[.P4]+[.V4]+[.AB4])/5" office:value-type="float" office:value="0.726" calcext:value-type="float">
            <text:p>0.726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82" calcext:value-type="float">
            <text:p>0.82</text:p>
          </table:table-cell>
          <table:table-cell office:value-type="float" office:value="0.68" calcext:value-type="float">
            <text:p>0.68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0.74" calcext:value-type="float">
            <text:p>0.74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5]+[.H5]+[.N5]+[.T5]+[.Z5])/5" office:value-type="float" office:value="0.71" calcext:value-type="float">
            <text:p>0.71</text:p>
          </table:table-cell>
          <table:table-cell table:formula="of:=([.C5]+[.I5]+[.O5]+[.U5]+[.AA5])/5" office:value-type="float" office:value="0.72" calcext:value-type="float">
            <text:p>0.72</text:p>
          </table:table-cell>
          <table:table-cell table:formula="of:=([.D5]+[.J5]+[.P5]+[.V5]+[.AB5])/5" office:value-type="float" office:value="0.708" calcext:value-type="float">
            <text:p>0.70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table:formula="of:=([.B6]+[.H6]+[.N6]+[.T6]+[.Z6])/5" office:value-type="float" office:value="0.95" calcext:value-type="float">
            <text:p>0.95</text:p>
          </table:table-cell>
          <table:table-cell table:formula="of:=([.C6]+[.I6]+[.O6]+[.U6]+[.AA6])/5" office:value-type="float" office:value="0.91" calcext:value-type="float">
            <text:p>0.91</text:p>
          </table:table-cell>
          <table:table-cell table:formula="of:=([.D6]+[.J6]+[.P6]+[.V6]+[.AB6])/5" office:value-type="float" office:value="0.924" calcext:value-type="float">
            <text:p>0.92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</text:p>
          </table:table-cell>
          <table:table-cell table:formula="of:=([.B7]+[.H7]+[.N7]+[.T7]+[.Z7])/5" office:value-type="float" office:value="0.898" calcext:value-type="float">
            <text:p>0.898</text:p>
          </table:table-cell>
          <table:table-cell table:formula="of:=([.C7]+[.I7]+[.O7]+[.U7]+[.AA7])/5" office:value-type="float" office:value="0.906" calcext:value-type="float">
            <text:p>0.906</text:p>
          </table:table-cell>
          <table:table-cell table:formula="of:=([.D7]+[.J7]+[.P7]+[.V7]+[.AB7])/5" office:value-type="float" office:value="0.89" calcext:value-type="float">
            <text:p>0.8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6" calcext:value-type="float">
            <text:p>0.8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table:formula="of:=([.B8]+[.H8]+[.N8]+[.T8]+[.Z8])/5" office:value-type="float" office:value="0.97" calcext:value-type="float">
            <text:p>0.97</text:p>
          </table:table-cell>
          <table:table-cell table:formula="of:=([.C8]+[.I8]+[.O8]+[.U8]+[.AA8])/5" office:value-type="float" office:value="0.912" calcext:value-type="float">
            <text:p>0.912</text:p>
          </table:table-cell>
          <table:table-cell table:formula="of:=([.D8]+[.J8]+[.P8]+[.V8]+[.AB8])/5" office:value-type="float" office:value="0.938" calcext:value-type="float">
            <text:p>0.93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table:formula="of:=([.B9]+[.H9]+[.N9]+[.T9]+[.Z9])/5" office:value-type="float" office:value="0.86" calcext:value-type="float">
            <text:p>0.86</text:p>
          </table:table-cell>
          <table:table-cell table:formula="of:=([.C9]+[.I9]+[.O9]+[.U9]+[.AA9])/5" office:value-type="float" office:value="0.854" calcext:value-type="float">
            <text:p>0.854</text:p>
          </table:table-cell>
          <table:table-cell table:formula="of:=([.D9]+[.J9]+[.P9]+[.V9]+[.AB9])/5" office:value-type="float" office:value="0.838" calcext:value-type="float">
            <text:p>0.83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99" calcext:value-type="float">
            <text:p>0.99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table:formula="of:=([.B10]+[.H10]+[.N10]+[.T10]+[.Z10])/5" office:value-type="float" office:value="0.874" calcext:value-type="float">
            <text:p>0.874</text:p>
          </table:table-cell>
          <table:table-cell table:formula="of:=([.C10]+[.I10]+[.O10]+[.U10]+[.AA10])/5" office:value-type="float" office:value="0.91" calcext:value-type="float">
            <text:p>0.91</text:p>
          </table:table-cell>
          <table:table-cell table:formula="of:=([.D10]+[.J10]+[.P10]+[.V10]+[.AB10])/5" office:value-type="float" office:value="0.884" calcext:value-type="float">
            <text:p>0.884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9" calcext:value-type="float">
            <text:p>0.69</text:p>
          </table:table-cell>
          <table:table-cell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9" calcext:value-type="float">
            <text:p>0.69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11]+[.H11]+[.N11]+[.T11]+[.Z11])/5" office:value-type="float" office:value="0.626" calcext:value-type="float">
            <text:p>0.626</text:p>
          </table:table-cell>
          <table:table-cell table:formula="of:=([.C11]+[.I11]+[.O11]+[.U11]+[.AA11])/5" office:value-type="float" office:value="0.442" calcext:value-type="float">
            <text:p>0.442</text:p>
          </table:table-cell>
          <table:table-cell table:formula="of:=([.D11]+[.J11]+[.P11]+[.V11]+[.AB11])/5" office:value-type="float" office:value="0.516" calcext:value-type="float">
            <text:p>0.51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12]+[.H12]+[.N12]+[.T12]+[.Z12])/5" office:value-type="float" office:value="0.704" calcext:value-type="float">
            <text:p>0.704</text:p>
          </table:table-cell>
          <table:table-cell table:formula="of:=([.C12]+[.I12]+[.O12]+[.U12]+[.AA12])/5" office:value-type="float" office:value="0.592" calcext:value-type="float">
            <text:p>0.592</text:p>
          </table:table-cell>
          <table:table-cell table:formula="of:=([.D12]+[.J12]+[.P12]+[.V12]+[.AB12])/5" office:value-type="float" office:value="0.642" calcext:value-type="float">
            <text:p>0.64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94" calcext:value-type="float">
            <text:p>0.94</text:p>
          </table:table-cell>
          <table:table-cell office:value-type="float" office:value="0.66" calcext:value-type="float">
            <text:p>0.66</text:p>
          </table:table-cell>
          <table:table-cell office:value-type="float" office:value="0.78" calcext:value-type="float">
            <text:p>0.78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table:formula="of:=([.B13]+[.H13]+[.N13]+[.T13]+[.Z13])/5" office:value-type="float" office:value="0.922" calcext:value-type="float">
            <text:p>0.922</text:p>
          </table:table-cell>
          <table:table-cell table:formula="of:=([.C13]+[.I13]+[.O13]+[.U13]+[.AA13])/5" office:value-type="float" office:value="0.892" calcext:value-type="float">
            <text:p>0.892</text:p>
          </table:table-cell>
          <table:table-cell table:formula="of:=([.D13]+[.J13]+[.P13]+[.V13]+[.AB13])/5" office:value-type="float" office:value="0.902" calcext:value-type="float">
            <text:p>0.90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</text:p>
          </table:table-cell>
          <table:table-cell table:formula="of:=([.B14]+[.H14]+[.N14]+[.T14]+[.Z14])/5" office:value-type="float" office:value="0.922" calcext:value-type="float">
            <text:p>0.922</text:p>
          </table:table-cell>
          <table:table-cell table:formula="of:=([.C14]+[.I14]+[.O14]+[.U14]+[.AA14])/5" office:value-type="float" office:value="0.814" calcext:value-type="float">
            <text:p>0.814</text:p>
          </table:table-cell>
          <table:table-cell table:formula="of:=([.D14]+[.J14]+[.P14]+[.V14]+[.AB14])/5" office:value-type="float" office:value="0.856" calcext:value-type="float">
            <text:p>0.856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11</text:p>
          </table:table-cell>
          <table:table-cell table:formula="of:=([.B15]+[.H15]+[.N15]+[.T15]+[.Z15])/5" office:value-type="float" office:value="0.97" calcext:value-type="float">
            <text:p>0.97</text:p>
          </table:table-cell>
          <table:table-cell table:formula="of:=([.C15]+[.I15]+[.O15]+[.U15]+[.AA15])/5" office:value-type="float" office:value="0.94" calcext:value-type="float">
            <text:p>0.94</text:p>
          </table:table-cell>
          <table:table-cell table:formula="of:=([.D15]+[.J15]+[.P15]+[.V15]+[.AB15])/5" office:value-type="float" office:value="0.954" calcext:value-type="float">
            <text:p>0.954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74" calcext:value-type="float">
            <text:p>0.74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16]+[.H16]+[.N16]+[.T16]+[.Z16])/5" office:value-type="float" office:value="0.696" calcext:value-type="float">
            <text:p>0.696</text:p>
          </table:table-cell>
          <table:table-cell table:formula="of:=([.C16]+[.I16]+[.O16]+[.U16]+[.AA16])/5" office:value-type="float" office:value="0.58" calcext:value-type="float">
            <text:p>0.58</text:p>
          </table:table-cell>
          <table:table-cell table:formula="of:=([.D16]+[.J16]+[.P16]+[.V16]+[.AB16])/5" office:value-type="float" office:value="0.628" calcext:value-type="float">
            <text:p>0.6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office:value-type="float" office:value="0.63" calcext:value-type="float">
            <text:p>0.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63" calcext:value-type="float">
            <text:p>0.63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17]+[.H17]+[.N17]+[.T17]+[.Z17])/5" office:value-type="float" office:value="0.628" calcext:value-type="float">
            <text:p>0.628</text:p>
          </table:table-cell>
          <table:table-cell table:formula="of:=([.C17]+[.I17]+[.O17]+[.U17]+[.AA17])/5" office:value-type="float" office:value="0.548" calcext:value-type="float">
            <text:p>0.548</text:p>
          </table:table-cell>
          <table:table-cell table:formula="of:=([.D17]+[.J17]+[.P17]+[.V17]+[.AB17])/5" office:value-type="float" office:value="0.582" calcext:value-type="float">
            <text:p>0.58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table:formula="of:=([.B18]+[.H18]+[.N18]+[.T18]+[.Z18])/5" office:value-type="float" office:value="0.96" calcext:value-type="float">
            <text:p>0.96</text:p>
          </table:table-cell>
          <table:table-cell table:formula="of:=([.C18]+[.I18]+[.O18]+[.U18]+[.AA18])/5" office:value-type="float" office:value="0.846" calcext:value-type="float">
            <text:p>0.846</text:p>
          </table:table-cell>
          <table:table-cell table:formula="of:=([.D18]+[.J18]+[.P18]+[.V18]+[.AB18])/5" office:value-type="float" office:value="0.888" calcext:value-type="float">
            <text:p>0.88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61" calcext:value-type="float">
            <text:p>0.61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19]+[.H19]+[.N19]+[.T19]+[.Z19])/5" office:value-type="float" office:value="0.528" calcext:value-type="float">
            <text:p>0.528</text:p>
          </table:table-cell>
          <table:table-cell table:formula="of:=([.C19]+[.I19]+[.O19]+[.U19]+[.AA19])/5" office:value-type="float" office:value="0.522" calcext:value-type="float">
            <text:p>0.522</text:p>
          </table:table-cell>
          <table:table-cell table:formula="of:=([.D19]+[.J19]+[.P19]+[.V19]+[.AB19])/5" office:value-type="float" office:value="0.518" calcext:value-type="float">
            <text:p>0.51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0.29" calcext:value-type="float">
            <text:p>0.2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9" calcext:value-type="float">
            <text:p>0.69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6" calcext:value-type="float">
            <text:p>0.66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20]+[.H20]+[.N20]+[.T20]+[.Z20])/5" office:value-type="float" office:value="0.542" calcext:value-type="float">
            <text:p>0.542</text:p>
          </table:table-cell>
          <table:table-cell table:formula="of:=([.C20]+[.I20]+[.O20]+[.U20]+[.AA20])/5" office:value-type="float" office:value="0.492" calcext:value-type="float">
            <text:p>0.492</text:p>
          </table:table-cell>
          <table:table-cell table:formula="of:=([.D20]+[.J20]+[.P20]+[.V20]+[.AB20])/5" office:value-type="float" office:value="0.472" calcext:value-type="float">
            <text:p>0.4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8" calcext:value-type="float">
            <text:p>0.78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21]+[.H21]+[.N21]+[.T21]+[.Z21])/5" office:value-type="float" office:value="0.728" calcext:value-type="float">
            <text:p>0.728</text:p>
          </table:table-cell>
          <table:table-cell table:formula="of:=([.C21]+[.I21]+[.O21]+[.U21]+[.AA21])/5" office:value-type="float" office:value="0.68" calcext:value-type="float">
            <text:p>0.68</text:p>
          </table:table-cell>
          <table:table-cell table:formula="of:=([.D21]+[.J21]+[.P21]+[.V21]+[.AB21])/5" office:value-type="float" office:value="0.7" calcext:value-type="float">
            <text:p>0.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81" calcext:value-type="float">
            <text:p>0.81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  <table:table-cell office:value-type="float" office:value="0.64" calcext:value-type="float">
            <text:p>0.6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number-columns-repeated="3" office:value-type="float" office:value="0.67" calcext:value-type="float">
            <text:p>0.67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22]+[.H22]+[.N22]+[.T22]+[.Z22])/5" office:value-type="float" office:value="0.732" calcext:value-type="float">
            <text:p>0.732</text:p>
          </table:table-cell>
          <table:table-cell table:formula="of:=([.C22]+[.I22]+[.O22]+[.U22]+[.AA22])/5" office:value-type="float" office:value="0.642" calcext:value-type="float">
            <text:p>0.642</text:p>
          </table:table-cell>
          <table:table-cell table:formula="of:=([.D22]+[.J22]+[.P22]+[.V22]+[.AB22])/5" office:value-type="float" office:value="0.676" calcext:value-type="float">
            <text:p>0.67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table:formula="of:=([.B23]+[.H23]+[.N23]+[.T23]+[.Z23])/5" office:value-type="float" office:value="0.644" calcext:value-type="float">
            <text:p>0.644</text:p>
          </table:table-cell>
          <table:table-cell table:formula="of:=([.C23]+[.I23]+[.O23]+[.U23]+[.AA23])/5" office:value-type="float" office:value="0.612" calcext:value-type="float">
            <text:p>0.612</text:p>
          </table:table-cell>
          <table:table-cell table:formula="of:=([.D23]+[.J23]+[.P23]+[.V23]+[.AB23])/5" office:value-type="float" office:value="0.626" calcext:value-type="float">
            <text:p>0.62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97" calcext:value-type="float">
            <text:p>0.97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20</text:p>
          </table:table-cell>
          <table:table-cell table:formula="of:=([.B24]+[.H24]+[.N24]+[.T24]+[.Z24])/5" office:value-type="float" office:value="0.916" calcext:value-type="float">
            <text:p>0.916</text:p>
          </table:table-cell>
          <table:table-cell table:formula="of:=([.C24]+[.I24]+[.O24]+[.U24]+[.AA24])/5" office:value-type="float" office:value="0.922" calcext:value-type="float">
            <text:p>0.922</text:p>
          </table:table-cell>
          <table:table-cell table:formula="of:=([.D24]+[.J24]+[.P24]+[.V24]+[.AB24])/5" office:value-type="float" office:value="0.912" calcext:value-type="float">
            <text:p>0.91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4" calcext:value-type="float">
            <text:p>0.84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25]+[.H25]+[.N25]+[.T25]+[.Z25])/5" office:value-type="float" office:value="0.802" calcext:value-type="float">
            <text:p>0.802</text:p>
          </table:table-cell>
          <table:table-cell table:formula="of:=([.C25]+[.I25]+[.O25]+[.U25]+[.AA25])/5" office:value-type="float" office:value="0.78" calcext:value-type="float">
            <text:p>0.78</text:p>
          </table:table-cell>
          <table:table-cell table:formula="of:=([.D25]+[.J25]+[.P25]+[.V25]+[.AB25])/5" office:value-type="float" office:value="0.788" calcext:value-type="float">
            <text:p>0.788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66" calcext:value-type="float">
            <text:p>0.66</text:p>
          </table:table-cell>
          <table:table-cell office:value-type="float" office:value="0.77" calcext:value-type="float">
            <text:p>0.77</text:p>
          </table:table-cell>
          <table:table-cell office:value-type="float" office:value="0.71" calcext:value-type="float">
            <text:p>0.7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26]+[.H26]+[.N26]+[.T26]+[.Z26])/5" office:value-type="float" office:value="0.698" calcext:value-type="float">
            <text:p>0.698</text:p>
          </table:table-cell>
          <table:table-cell table:formula="of:=([.C26]+[.I26]+[.O26]+[.U26]+[.AA26])/5" office:value-type="float" office:value="0.776" calcext:value-type="float">
            <text:p>0.776</text:p>
          </table:table-cell>
          <table:table-cell table:formula="of:=([.D26]+[.J26]+[.P26]+[.V26]+[.AB26])/5" office:value-type="float" office:value="0.732" calcext:value-type="float">
            <text:p>0.732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28]+[.J28]+[.P28]+[.V28]+[.AB28])/5" office:value-type="float" office:value="0.798" calcext:value-type="float">
            <text:p>0.798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table:formula="of:=([.B29]+[.H29]+[.N29]+[.T29]+[.Z29])/5" office:value-type="float" office:value="0.782" calcext:value-type="float">
            <text:p>0.782</text:p>
          </table:table-cell>
          <table:table-cell table:formula="of:=([.C29]+[.I29]+[.O29]+[.U29]+[.AA29])/5" office:value-type="float" office:value="0.74" calcext:value-type="float">
            <text:p>0.74</text:p>
          </table:table-cell>
          <table:table-cell table:formula="of:=([.D29]+[.J29]+[.P29]+[.V29]+[.AB29])/5" office:value-type="float" office:value="0.754" calcext:value-type="float">
            <text:p>0.754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table:formula="of:=([.B30]+[.H30]+[.N30]+[.T30]+[.Z30])/5" office:value-type="float" office:value="0.814" calcext:value-type="float">
            <text:p>0.814</text:p>
          </table:table-cell>
          <table:table-cell table:formula="of:=([.C30]+[.I30]+[.O30]+[.U30]+[.AA30])/5" office:value-type="float" office:value="0.798" calcext:value-type="float">
            <text:p>0.798</text:p>
          </table:table-cell>
          <table:table-cell table:formula="of:=([.D30]+[.J30]+[.P30]+[.V30]+[.AB30])/5" office:value-type="float" office:value="0.8" calcext:value-type="float">
            <text:p>0.8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37]+[.H37]+[.N37]+[.T37]+[.Z37])/5" office:value-type="float" office:value="0.738" calcext:value-type="float">
            <text:p>0.738</text:p>
          </table:table-cell>
          <table:table-cell table:formula="of:=([.C37]+[.I37]+[.O37]+[.U37]+[.AA37])/5" office:value-type="float" office:value="0.75" calcext:value-type="float">
            <text:p>0.75</text:p>
          </table:table-cell>
          <table:table-cell table:formula="of:=([.D37]+[.J37]+[.P37]+[.V37]+[.AB37])/5" office:value-type="float" office:value="0.744" calcext:value-type="float">
            <text:p>0.74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38]+[.H38]+[.N38]+[.T38]+[.Z38])/5" office:value-type="float" office:value="0.73" calcext:value-type="float">
            <text:p>0.73</text:p>
          </table:table-cell>
          <table:table-cell table:formula="of:=([.C38]+[.I38]+[.O38]+[.U38]+[.AA38])/5" office:value-type="float" office:value="0.74" calcext:value-type="float">
            <text:p>0.74</text:p>
          </table:table-cell>
          <table:table-cell table:formula="of:=([.D38]+[.J38]+[.P38]+[.V38]+[.AB38])/5" office:value-type="float" office:value="0.732" calcext:value-type="float">
            <text:p>0.732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79" calcext:value-type="float">
            <text:p>0.79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table:formula="of:=([.B39]+[.H39]+[.N39]+[.T39]+[.Z39])/5" office:value-type="float" office:value="0.648" calcext:value-type="float">
            <text:p>0.648</text:p>
          </table:table-cell>
          <table:table-cell table:formula="of:=([.C39]+[.I39]+[.O39]+[.U39]+[.AA39])/5" office:value-type="float" office:value="0.394" calcext:value-type="float">
            <text:p>0.394</text:p>
          </table:table-cell>
          <table:table-cell table:formula="of:=([.D39]+[.J39]+[.P39]+[.V39]+[.AB39])/5" office:value-type="float" office:value="0.468" calcext:value-type="float">
            <text:p>0.46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41" calcext:value-type="float">
            <text:p>0.41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47" calcext:value-type="float">
            <text:p>0.47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table:formula="of:=([.B40]+[.H40]+[.N40]+[.T40]+[.Z40])/5" office:value-type="float" office:value="0.438" calcext:value-type="float">
            <text:p>0.438</text:p>
          </table:table-cell>
          <table:table-cell table:formula="of:=([.C40]+[.I40]+[.O40]+[.U40]+[.AA40])/5" office:value-type="float" office:value="0.232" calcext:value-type="float">
            <text:p>0.232</text:p>
          </table:table-cell>
          <table:table-cell table:formula="of:=([.D40]+[.J40]+[.P40]+[.V40]+[.AB40])/5" office:value-type="float" office:value="0.292" calcext:value-type="float">
            <text:p>0.29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formula="of:=([.B41]+[.H41]+[.N41]+[.T41]+[.Z41])/5" office:value-type="float" office:value="0.698" calcext:value-type="float">
            <text:p>0.698</text:p>
          </table:table-cell>
          <table:table-cell table:formula="of:=([.C41]+[.I41]+[.O41]+[.U41]+[.AA41])/5" office:value-type="float" office:value="0.606" calcext:value-type="float">
            <text:p>0.606</text:p>
          </table:table-cell>
          <table:table-cell table:formula="of:=([.D41]+[.J41]+[.P41]+[.V41]+[.AB41])/5" office:value-type="float" office:value="0.646" calcext:value-type="float">
            <text:p>0.64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73" calcext:value-type="float">
            <text:p>0.73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table:formula="of:=([.B42]+[.H42]+[.N42]+[.T42]+[.Z42])/5" office:value-type="float" office:value="0.74" calcext:value-type="float">
            <text:p>0.74</text:p>
          </table:table-cell>
          <table:table-cell table:formula="of:=([.C42]+[.I42]+[.O42]+[.U42]+[.AA42])/5" office:value-type="float" office:value="0.626" calcext:value-type="float">
            <text:p>0.626</text:p>
          </table:table-cell>
          <table:table-cell table:formula="of:=([.D42]+[.J42]+[.P42]+[.V42]+[.AB42])/5" office:value-type="float" office:value="0.674" calcext:value-type="float">
            <text:p>0.674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table:formula="of:=([.B43]+[.H43]+[.N43]+[.T43]+[.Z43])/5" office:value-type="float" office:value="0.8" calcext:value-type="float">
            <text:p>0.8</text:p>
          </table:table-cell>
          <table:table-cell table:formula="of:=([.C43]+[.I43]+[.O43]+[.U43]+[.AA43])/5" office:value-type="float" office:value="0.728" calcext:value-type="float">
            <text:p>0.728</text:p>
          </table:table-cell>
          <table:table-cell table:formula="of:=([.D43]+[.J43]+[.P43]+[.V43]+[.AB43])/5" office:value-type="float" office:value="0.76" calcext:value-type="float">
            <text:p>0.7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44]+[.H44]+[.N44]+[.T44]+[.Z44])/5" office:value-type="float" office:value="0.592" calcext:value-type="float">
            <text:p>0.592</text:p>
          </table:table-cell>
          <table:table-cell table:formula="of:=([.C44]+[.I44]+[.O44]+[.U44]+[.AA44])/5" office:value-type="float" office:value="0.47" calcext:value-type="float">
            <text:p>0.47</text:p>
          </table:table-cell>
          <table:table-cell table:formula="of:=([.D44]+[.J44]+[.P44]+[.V44]+[.AB44])/5" office:value-type="float" office:value="0.522" calcext:value-type="float">
            <text:p>0.52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79" calcext:value-type="float">
            <text:p>0.79</text:p>
          </table:table-cell>
          <table:table-cell office:value-type="float" office:value="0.58" calcext:value-type="float">
            <text:p>0.58</text:p>
          </table:table-cell>
          <table:table-cell office:value-type="float" office:value="0.67" calcext:value-type="float">
            <text:p>0.67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1" calcext:value-type="float">
            <text:p>0.71</text:p>
          </table:table-cell>
          <table:table-cell office:value-type="float" office:value="0.56" calcext:value-type="float">
            <text:p>0.56</text:p>
          </table:table-cell>
          <table:table-cell office:value-type="float" office:value="0.63" calcext:value-type="float">
            <text:p>0.6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45]+[.H45]+[.N45]+[.T45]+[.Z45])/5" office:value-type="float" office:value="0.692" calcext:value-type="float">
            <text:p>0.692</text:p>
          </table:table-cell>
          <table:table-cell table:formula="of:=([.C45]+[.I45]+[.O45]+[.U45]+[.AA45])/5" office:value-type="float" office:value="0.608" calcext:value-type="float">
            <text:p>0.608</text:p>
          </table:table-cell>
          <table:table-cell table:formula="of:=([.D45]+[.J45]+[.P45]+[.V45]+[.AB45])/5" office:value-type="float" office:value="0.644" calcext:value-type="float">
            <text:p>0.64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71" calcext:value-type="float">
            <text:p>0.71</text:p>
          </table:table-cell>
          <table:table-cell office:value-type="float" office:value="0.18" calcext:value-type="float">
            <text:p>0.18</text:p>
          </table:table-cell>
          <table:table-cell office:value-type="float" office:value="0.29" calcext:value-type="float">
            <text:p>0.2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78" calcext:value-type="float">
            <text:p>0.78</text:p>
          </table:table-cell>
          <table:table-cell office:value-type="float" office:value="0.12" calcext:value-type="float">
            <text:p>0.12</text:p>
          </table:table-cell>
          <table:table-cell office:value-type="float" office:value="0.21" calcext:value-type="float">
            <text:p>0.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" calcext:value-type="float">
            <text:p>0.16</text:p>
          </table:table-cell>
          <table:table-cell office:value-type="float" office:value="0.26" calcext:value-type="float">
            <text:p>0.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48" calcext:value-type="float">
            <text:p>0.4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table:formula="of:=([.B46]+[.H46]+[.N46]+[.T46]+[.Z46])/5" office:value-type="float" office:value="0.622" calcext:value-type="float">
            <text:p>0.622</text:p>
          </table:table-cell>
          <table:table-cell table:formula="of:=([.C46]+[.I46]+[.O46]+[.U46]+[.AA46])/5" office:value-type="float" office:value="0.198" calcext:value-type="float">
            <text:p>0.198</text:p>
          </table:table-cell>
          <table:table-cell table:formula="of:=([.D46]+[.J46]+[.P46]+[.V46]+[.AB46])/5" office:value-type="float" office:value="0.284" calcext:value-type="float">
            <text:p>0.28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47" calcext:value-type="float">
            <text:p>0.47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table:formula="of:=([.B47]+[.H47]+[.N47]+[.T47]+[.Z47])/5" office:value-type="float" office:value="0.492" calcext:value-type="float">
            <text:p>0.492</text:p>
          </table:table-cell>
          <table:table-cell table:formula="of:=([.C47]+[.I47]+[.O47]+[.U47]+[.AA47])/5" office:value-type="float" office:value="0.318" calcext:value-type="float">
            <text:p>0.318</text:p>
          </table:table-cell>
          <table:table-cell table:formula="of:=([.D47]+[.J47]+[.P47]+[.V47]+[.AB47])/5" office:value-type="float" office:value="0.38" calcext:value-type="float">
            <text:p>0.38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79" calcext:value-type="float">
            <text:p>0.7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table:formula="of:=([.B48]+[.H48]+[.N48]+[.T48]+[.Z48])/5" office:value-type="float" office:value="0.754" calcext:value-type="float">
            <text:p>0.754</text:p>
          </table:table-cell>
          <table:table-cell table:formula="of:=([.C48]+[.I48]+[.O48]+[.U48]+[.AA48])/5" office:value-type="float" office:value="0.704" calcext:value-type="float">
            <text:p>0.704</text:p>
          </table:table-cell>
          <table:table-cell table:formula="of:=([.D48]+[.J48]+[.P48]+[.V48]+[.AB48])/5" office:value-type="float" office:value="0.726" calcext:value-type="float">
            <text:p>0.726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49]+[.H49]+[.N49]+[.T49]+[.Z49])/5" office:value-type="float" office:value="0.692" calcext:value-type="float">
            <text:p>0.692</text:p>
          </table:table-cell>
          <table:table-cell table:formula="of:=([.C49]+[.I49]+[.O49]+[.U49]+[.AA49])/5" office:value-type="float" office:value="0.582" calcext:value-type="float">
            <text:p>0.582</text:p>
          </table:table-cell>
          <table:table-cell table:formula="of:=([.D49]+[.J49]+[.P49]+[.V49]+[.AB49])/5" office:value-type="float" office:value="0.63" calcext:value-type="float">
            <text:p>0.6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50]+[.H50]+[.N50]+[.T50]+[.Z50])/5" office:value-type="float" office:value="0.648" calcext:value-type="float">
            <text:p>0.648</text:p>
          </table:table-cell>
          <table:table-cell table:formula="of:=([.C50]+[.I50]+[.O50]+[.U50]+[.AA50])/5" office:value-type="float" office:value="0.568" calcext:value-type="float">
            <text:p>0.568</text:p>
          </table:table-cell>
          <table:table-cell table:formula="of:=([.D50]+[.J50]+[.P50]+[.V50]+[.AB50])/5" office:value-type="float" office:value="0.6" calcext:value-type="float">
            <text:p>0.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table:formula="of:=([.B51]+[.H51]+[.N51]+[.T51]+[.Z51])/5" office:value-type="float" office:value="0.84" calcext:value-type="float">
            <text:p>0.84</text:p>
          </table:table-cell>
          <table:table-cell table:formula="of:=([.C51]+[.I51]+[.O51]+[.U51]+[.AA51])/5" office:value-type="float" office:value="0.384" calcext:value-type="float">
            <text:p>0.384</text:p>
          </table:table-cell>
          <table:table-cell table:formula="of:=([.D51]+[.J51]+[.P51]+[.V51]+[.AB51])/5" office:value-type="float" office:value="0.478" calcext:value-type="float">
            <text:p>0.4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number-columns-repeated="3" office:value-type="float" office:value="0.51" calcext:value-type="float">
            <text:p>0.5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52]+[.H52]+[.N52]+[.T52]+[.Z52])/5" office:value-type="float" office:value="0.49" calcext:value-type="float">
            <text:p>0.49</text:p>
          </table:table-cell>
          <table:table-cell table:formula="of:=([.C52]+[.I52]+[.O52]+[.U52]+[.AA52])/5" office:value-type="float" office:value="0.58" calcext:value-type="float">
            <text:p>0.58</text:p>
          </table:table-cell>
          <table:table-cell table:formula="of:=([.D52]+[.J52]+[.P52]+[.V52]+[.AB52])/5" office:value-type="float" office:value="0.526" calcext:value-type="float">
            <text:p>0.526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9" calcext:value-type="float">
            <text:p>0.59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53]+[.H53]+[.N53]+[.T53]+[.Z53])/5" office:value-type="float" office:value="0.58" calcext:value-type="float">
            <text:p>0.58</text:p>
          </table:table-cell>
          <table:table-cell table:formula="of:=([.C53]+[.I53]+[.O53]+[.U53]+[.AA53])/5" office:value-type="float" office:value="0.472" calcext:value-type="float">
            <text:p>0.472</text:p>
          </table:table-cell>
          <table:table-cell table:formula="of:=([.D53]+[.J53]+[.P53]+[.V53]+[.AB53])/5" office:value-type="float" office:value="0.516" calcext:value-type="float">
            <text:p>0.51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0.68" calcext:value-type="float">
            <text:p>0.6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54]+[.H54]+[.N54]+[.T54]+[.Z54])/5" office:value-type="float" office:value="0.758" calcext:value-type="float">
            <text:p>0.758</text:p>
          </table:table-cell>
          <table:table-cell table:formula="of:=([.C54]+[.I54]+[.O54]+[.U54]+[.AA54])/5" office:value-type="float" office:value="0.69" calcext:value-type="float">
            <text:p>0.69</text:p>
          </table:table-cell>
          <table:table-cell table:formula="of:=([.D54]+[.J54]+[.P54]+[.V54]+[.AB54])/5" office:value-type="float" office:value="0.72" calcext:value-type="float">
            <text:p>0.7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55]+[.H55]+[.N55]+[.T55]+[.Z55])/5" office:value-type="float" office:value="0.724" calcext:value-type="float">
            <text:p>0.724</text:p>
          </table:table-cell>
          <table:table-cell table:formula="of:=([.C55]+[.I55]+[.O55]+[.U55]+[.AA55])/5" office:value-type="float" office:value="0.684" calcext:value-type="float">
            <text:p>0.684</text:p>
          </table:table-cell>
          <table:table-cell table:formula="of:=([.D55]+[.J55]+[.P55]+[.V55]+[.AB55])/5" office:value-type="float" office:value="0.7" calcext:value-type="float">
            <text:p>0.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table:formula="of:=([.B56]+[.H56]+[.N56]+[.T56]+[.Z56])/5" office:value-type="float" office:value="0.69" calcext:value-type="float">
            <text:p>0.69</text:p>
          </table:table-cell>
          <table:table-cell table:formula="of:=([.C56]+[.I56]+[.O56]+[.U56]+[.AA56])/5" office:value-type="float" office:value="0.606" calcext:value-type="float">
            <text:p>0.606</text:p>
          </table:table-cell>
          <table:table-cell table:formula="of:=([.D56]+[.J56]+[.P56]+[.V56]+[.AB56])/5" office:value-type="float" office:value="0.644" calcext:value-type="float">
            <text:p>0.64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0.33" calcext:value-type="float">
            <text:p>0.33</text:p>
          </table:table-cell>
          <table:table-cell office:value-type="float" office:value="0.45" calcext:value-type="float">
            <text:p>0.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table:formula="of:=([.B57]+[.H57]+[.N57]+[.T57]+[.Z57])/5" office:value-type="float" office:value="0.592" calcext:value-type="float">
            <text:p>0.592</text:p>
          </table:table-cell>
          <table:table-cell table:formula="of:=([.C57]+[.I57]+[.O57]+[.U57]+[.AA57])/5" office:value-type="float" office:value="0.384" calcext:value-type="float">
            <text:p>0.384</text:p>
          </table:table-cell>
          <table:table-cell table:formula="of:=([.D57]+[.J57]+[.P57]+[.V57]+[.AB57])/5" office:value-type="float" office:value="0.464" calcext:value-type="float">
            <text:p>0.46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8" calcext:value-type="float">
            <text:p>0.88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58]+[.H58]+[.N58]+[.T58]+[.Z58])/5" office:value-type="float" office:value="0.806" calcext:value-type="float">
            <text:p>0.806</text:p>
          </table:table-cell>
          <table:table-cell table:formula="of:=([.C58]+[.I58]+[.O58]+[.U58]+[.AA58])/5" office:value-type="float" office:value="0.788" calcext:value-type="float">
            <text:p>0.788</text:p>
          </table:table-cell>
          <table:table-cell table:formula="of:=([.D58]+[.J58]+[.P58]+[.V58]+[.AB58])/5" office:value-type="float" office:value="0.796" calcext:value-type="float">
            <text:p>0.79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office:value-type="float" office:value="0.76" calcext:value-type="float">
            <text:p>0.76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59]+[.H59]+[.N59]+[.T59]+[.Z59])/5" office:value-type="float" office:value="0.706" calcext:value-type="float">
            <text:p>0.706</text:p>
          </table:table-cell>
          <table:table-cell table:formula="of:=([.C59]+[.I59]+[.O59]+[.U59]+[.AA59])/5" office:value-type="float" office:value="0.796" calcext:value-type="float">
            <text:p>0.796</text:p>
          </table:table-cell>
          <table:table-cell table:formula="of:=([.D59]+[.J59]+[.P59]+[.V59]+[.AB59])/5" office:value-type="float" office:value="0.744" calcext:value-type="float">
            <text:p>0.744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61]+[.J61]+[.P61]+[.V61]+[.AB61])/5" office:value-type="float" office:value="0.696" calcext:value-type="float">
            <text:p>0.696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macro</text:p>
          </table:table-cell>
          <table:table-cell table:formula="of:=([.B62]+[.H62]+[.N62]+[.T62]+[.Z62])/5" office:value-type="float" office:value="0.674" calcext:value-type="float">
            <text:p>0.674</text:p>
          </table:table-cell>
          <table:table-cell table:formula="of:=([.C62]+[.I62]+[.O62]+[.U62]+[.AA62])/5" office:value-type="float" office:value="0.56" calcext:value-type="float">
            <text:p>0.56</text:p>
          </table:table-cell>
          <table:table-cell table:formula="of:=([.D62]+[.J62]+[.P62]+[.V62]+[.AB62])/5" office:value-type="float" office:value="0.594" calcext:value-type="float">
            <text:p>0.594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weighted</text:p>
          </table:table-cell>
          <table:table-cell table:formula="of:=([.B63]+[.H63]+[.N63]+[.T63]+[.Z63])/5" office:value-type="float" office:value="0.698" calcext:value-type="float">
            <text:p>0.698</text:p>
          </table:table-cell>
          <table:table-cell table:formula="of:=([.C63]+[.I63]+[.O63]+[.U63]+[.AA63])/5" office:value-type="float" office:value="0.696" calcext:value-type="float">
            <text:p>0.696</text:p>
          </table:table-cell>
          <table:table-cell table:formula="of:=([.D63]+[.J63]+[.P63]+[.V63]+[.AB63])/5" office:value-type="float" office:value="0.692" calcext:value-type="float">
            <text:p>0.692</text:p>
          </table:table-cell>
          <table:table-cell office:value-type="float" office:value="23583" calcext:value-type="float">
            <text:p>23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2" style:volatile="true">
      <number:text> </number:text>
      <number:currency-symbol/>
      <loext:fill-character> </loext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0:57:57.2615228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0:22:35.050454640</meta:creation-date>
    <meta:generator>LibreOffice/6.4.7.2$Linux_X86_64 LibreOffice_project/40$Build-2</meta:generator>
    <dc:date>2021-04-25T21:02:52.373074320</dc:date>
    <meta:editing-duration>PT38M45S</meta:editing-duration>
    <meta:editing-cycles>31</meta:editing-cycles>
    <meta:document-statistic meta:table-count="2" meta:cell-count="3220" meta:object-count="0"/>
  </office:meta>
</office:document-meta>
</file>